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7252" officeooo:paragraph-rsid="003335b0"/>
    </style:style>
    <style:style style:name="P2" style:family="paragraph" style:parent-style-name="Heading_20_1" style:master-page-name="Right_20_Page">
      <style:paragraph-properties style:page-number="auto"/>
      <style:text-properties officeooo:rsid="00227252" officeooo:paragraph-rsid="003335b0"/>
    </style:style>
    <style:style style:name="P3" style:family="paragraph" style:parent-style-name="Heading_20_3">
      <style:text-properties officeooo:paragraph-rsid="003335b0"/>
    </style:style>
    <style:style style:name="P4" style:family="paragraph" style:parent-style-name="Heading_20_3">
      <style:text-properties officeooo:rsid="00227252" officeooo:paragraph-rsid="003335b0"/>
    </style:style>
    <style:style style:name="T1" style:family="text">
      <style:text-properties officeooo:rsid="000f14e3"/>
    </style:style>
    <style:style style:name="T2" style:family="text">
      <style:text-properties officeooo:rsid="00227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umbaya</text:h>
      <text:h text:style-name="Heading_20_2" text:outline-level="2">(<text:span text:style-name="T2">Traditional</text:span>)</text:h>
      <text:h text:style-name="P4" text:outline-level="3">[CHORUS]</text:h>
      <text:p text:style-name="P1">G <text:s text:c="16"/>C <text:s text:c="5"/>G</text:p>
      <text:p text:style-name="P1">Kum-ba-ya my Lord, kum-ba-ya</text:p>
      <text:p text:style-name="P1">G <text:s text:c="17"/>C <text:s text:c="5"/>D</text:p>
      <text:p text:style-name="P1">Kum-ba-ya my Lord, kum-ba-ya</text:p>
      <text:p text:style-name="P1">G <text:s text:c="18"/>C <text:s text:c="5"/>G</text:p>
      <text:p text:style-name="P1">Kum-ba-ya my Lord, kum-ba-ya</text:p>
      <text:p text:style-name="P1">C <text:s text:c="2"/>G <text:s text:c="4"/>D <text:s text:c="4"/>G</text:p>
      <text:p text:style-name="P1">Oh Lord, kum-ba-ya </text:p>
      <text:h text:style-name="P3" text:outline-level="3">[VERSE 1]</text:h>
      <text:p text:style-name="P1">G <text:s text:c="22"/>C <text:s text:c="5"/>G</text:p>
      <text:p text:style-name="P1">Someone's singing Lord, kum-ba-ya</text:p>
      <text:p text:style-name="P1">G <text:s text:c="22"/>C <text:s text:c="5"/>D</text:p>
      <text:p text:style-name="P1">Someone's singing Lord, kum-ba-ya</text:p>
      <text:p text:style-name="P1">G <text:s text:c="22"/>C <text:s text:c="5"/>G</text:p>
      <text:p text:style-name="P1">Someone's singing Lord, kum-ba-ya</text:p>
      <text:p text:style-name="P1">C <text:s text:c="2"/>G <text:s text:c="4"/>D <text:s text:c="4"/>G</text:p>
      <text:p text:style-name="P1">Oh Lord, kum-ba-ya </text:p>
      <text:h text:style-name="P3" text:outline-level="3">[VERSE 2]</text:h>
      <text:p text:style-name="P1">G <text:s text:c="24"/>C <text:s text:c="5"/>G</text:p>
      <text:p text:style-name="P1">Someone's laughing, Lord, kum-ba-ya</text:p>
      <text:p text:style-name="P1">G <text:s text:c="24"/>C <text:s text:c="5"/>D</text:p>
      <text:p text:style-name="P1">Someone's laughing, Lord, kum-ba-ya</text:p>
      <text:p text:style-name="P1">G <text:s text:c="24"/>C <text:s text:c="5"/>G</text:p>
      <text:p text:style-name="P1">Someone's laughing, Lord, kum-ba-ya</text:p>
      <text:p text:style-name="P1">C <text:s text:c="2"/>G <text:s text:c="4"/>D <text:s text:c="5"/>G</text:p>
      <text:p text:style-name="P1">Oh Lord, kum-ba-ya </text:p>
      <text:h text:style-name="P3" text:outline-level="3">[VERSE 3]</text:h>
      <text:p text:style-name="P1">G <text:s text:c="22"/>C <text:s text:c="5"/>G</text:p>
      <text:p text:style-name="P1">Someone's crying, Lord, kum-ba-ya</text:p>
      <text:p text:style-name="P1">G <text:s text:c="22"/>C <text:s text:c="5"/>D</text:p>
      <text:p text:style-name="P1">Someone's crying, Lord, kum-ba-ya</text:p>
      <text:p text:style-name="P1">G <text:s text:c="22"/>C <text:s text:c="5"/>G</text:p>
      <text:p text:style-name="P1">Someone's crying, Lord, kum-ba-ya</text:p>
      <text:p text:style-name="P1">C <text:s text:c="2"/>G <text:s text:c="4"/>D <text:s text:c="5"/>G</text:p>
      <text:p text:style-name="P1">Oh Lord, kum-ba-ya </text:p>
      <text:p text:style-name="P1"/>
      <text:p text:style-name="P1"/>
      <text:p text:style-name="P1"><text:soft-page-break/></text:p>
      <text:h text:style-name="P3" text:outline-level="3">[VERSE 4]</text:h>
      <text:p text:style-name="P1">G <text:s text:c="23"/>C <text:s text:c="5"/>G</text:p>
      <text:p text:style-name="P1">Someone's praying, Lord, kum-ba-ya</text:p>
      <text:p text:style-name="P1">G <text:s text:c="23"/>C <text:s text:c="5"/>D</text:p>
      <text:p text:style-name="P1">Someone's praying, Lord, kum-ba-ya</text:p>
      <text:p text:style-name="P1">G <text:s text:c="23"/>C <text:s text:c="5"/>G</text:p>
      <text:p text:style-name="P1">Someone's praying, Lord, kum-ba-ya</text:p>
      <text:p text:style-name="P1">C <text:s text:c="2"/>G <text:s text:c="4"/>D <text:s text:c="5"/>G</text:p>
      <text:p text:style-name="P1">Oh Lord, kum-ba-ya </text:p>
      <text:h text:style-name="P3" text:outline-level="3">[VERSE 5]</text:h>
      <text:p text:style-name="P1">G <text:s text:c="24"/>C <text:s text:c="5"/>G</text:p>
      <text:p text:style-name="P1">Someone's sleeping, Lord, kum-ba-ya</text:p>
      <text:p text:style-name="P1">G <text:s text:c="24"/>C <text:s text:c="5"/>D</text:p>
      <text:p text:style-name="P1">Someone's sleeping, Lord, kum-ba-ya</text:p>
      <text:p text:style-name="P1">G <text:s text:c="24"/>C <text:s text:c="5"/>G</text:p>
      <text:p text:style-name="P1">Someone's sleeping, Lord, kum-ba-ya</text:p>
      <text:p text:style-name="P1">C <text:s text:c="2"/>G <text:s text:c="4"/>D <text:s text:c="5"/>G</text:p>
      <text:p text:style-name="P1">Oh Lord, kum-ba-ya</text:p>
      <text:p text:style-name="P1">C <text:s text:c="2"/>G <text:s text:c="4"/>D <text:s text:c="5"/>G</text:p>
      <text:p text:style-name="P1">Oh Lord, kum-ba-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54S</meta:editing-duration>
    <meta:editing-cycles>38</meta:editing-cycles>
    <meta:generator>LibreOffice/5.2.7.2$MacOSX_X86_64 LibreOffice_project/2b7f1e640c46ceb28adf43ee075a6e8b8439ed10</meta:generator>
    <dc:title>Lyrics + Chords</dc:title>
    <dc:date>2017-07-31T16:34:55.673312000</dc:date>
    <meta:print-date>2017-04-03T12:23:29.985893000</meta:print-date>
    <meta:document-statistic meta:table-count="0" meta:image-count="0" meta:object-count="0" meta:page-count="2" meta:paragraph-count="58" meta:word-count="188" meta:character-count="1498" meta:non-whitespace-character-count="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